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id (time)</text:p>
          </table:table-cell>
          <table:table-cell office:value-type="string">
            <text:p>Tid (minut)</text:p>
          </table:table-cell>
          <table:table-cell office:value-type="string">
            <text:p>Clockcycles</text:p>
          </table:table-cell>
          <table:table-cell office:value-type="string">
            <text:p>Nanosekunder</text:p>
          </table:table-cell>
          <table:table-cell office:value-type="string">
            <text:p>Usec</text:p>
          </table:table-cell>
        </table:table-row>
        <table:table-row table:style-name="ro1">
          <table:table-cell/>
          <table:table-cell table:formula="oooc:=[.C3]/60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27">
            <text:p>-27</text:p>
          </table:table-cell>
          <table:table-cell table:formula="oooc:=(10*[.D3])" office:value-type="float" office:value="-270">
            <text:p>-270</text:p>
          </table:table-cell>
          <table:table-cell table:formula="oooc:=[.E3]/1000" office:value-type="float" office:value="-0.27">
            <text:p>-0,27</text:p>
          </table:table-cell>
        </table:table-row>
        <table:table-row table:style-name="ro1">
          <table:table-cell/>
          <table:table-cell table:formula="oooc:=[.C4]/60" office:value-type="float" office:value="0.0666666666666667">
            <text:p>0,07</text:p>
          </table:table-cell>
          <table:table-cell table:formula="oooc:=[.C3]+4" office:value-type="float" office:value="4">
            <text:p>4</text:p>
          </table:table-cell>
          <table:table-cell office:value-type="float" office:value="-46">
            <text:p>-46</text:p>
          </table:table-cell>
          <table:table-cell table:formula="oooc:=(10*[.D4])" office:value-type="float" office:value="-460">
            <text:p>-460</text:p>
          </table:table-cell>
          <table:table-cell table:formula="oooc:=[.E4]/1000" office:value-type="float" office:value="-0.46">
            <text:p>-0,46</text:p>
          </table:table-cell>
        </table:table-row>
        <table:table-row table:style-name="ro1">
          <table:table-cell/>
          <table:table-cell table:formula="oooc:=[.C5]/60" office:value-type="float" office:value="0.133333333333333">
            <text:p>0,13</text:p>
          </table:table-cell>
          <table:table-cell table:formula="oooc:=[.C4]+4" office:value-type="float" office:value="8">
            <text:p>8</text:p>
          </table:table-cell>
          <table:table-cell office:value-type="float" office:value="-60">
            <text:p>-60</text:p>
          </table:table-cell>
          <table:table-cell table:formula="oooc:=(10*[.D5])" office:value-type="float" office:value="-600">
            <text:p>-600</text:p>
          </table:table-cell>
          <table:table-cell table:formula="oooc:=[.E5]/1000" office:value-type="float" office:value="-0.6">
            <text:p>-0,6</text:p>
          </table:table-cell>
        </table:table-row>
        <table:table-row table:style-name="ro1">
          <table:table-cell/>
          <table:table-cell table:formula="oooc:=[.C6]/60" office:value-type="float" office:value="0.2">
            <text:p>0,2</text:p>
          </table:table-cell>
          <table:table-cell table:formula="oooc:=[.C5]+4" office:value-type="float" office:value="12">
            <text:p>12</text:p>
          </table:table-cell>
          <table:table-cell office:value-type="float" office:value="-57">
            <text:p>-57</text:p>
          </table:table-cell>
          <table:table-cell table:formula="oooc:=(10*[.D6])" office:value-type="float" office:value="-570">
            <text:p>-570</text:p>
          </table:table-cell>
          <table:table-cell table:formula="oooc:=[.E6]/1000" office:value-type="float" office:value="-0.57">
            <text:p>-0,57</text:p>
          </table:table-cell>
        </table:table-row>
        <table:table-row table:style-name="ro1">
          <table:table-cell/>
          <table:table-cell table:formula="oooc:=[.C7]/60" office:value-type="float" office:value="0.266666666666667">
            <text:p>0,27</text:p>
          </table:table-cell>
          <table:table-cell table:formula="oooc:=[.C6]+4" office:value-type="float" office:value="16">
            <text:p>16</text:p>
          </table:table-cell>
          <table:table-cell office:value-type="float" office:value="-58">
            <text:p>-58</text:p>
          </table:table-cell>
          <table:table-cell table:formula="oooc:=(10*[.D7])" office:value-type="float" office:value="-580">
            <text:p>-580</text:p>
          </table:table-cell>
          <table:table-cell table:formula="oooc:=[.E7]/1000" office:value-type="float" office:value="-0.58">
            <text:p>-0,58</text:p>
          </table:table-cell>
        </table:table-row>
        <table:table-row table:style-name="ro1">
          <table:table-cell/>
          <table:table-cell table:formula="oooc:=[.C8]/60" office:value-type="float" office:value="0.333333333333333">
            <text:p>0,33</text:p>
          </table:table-cell>
          <table:table-cell table:formula="oooc:=[.C7]+4" office:value-type="float" office:value="20">
            <text:p>20</text:p>
          </table:table-cell>
          <table:table-cell office:value-type="float" office:value="-60">
            <text:p>-60</text:p>
          </table:table-cell>
          <table:table-cell table:formula="oooc:=(10*[.D8])" office:value-type="float" office:value="-600">
            <text:p>-600</text:p>
          </table:table-cell>
          <table:table-cell table:formula="oooc:=[.E8]/1000" office:value-type="float" office:value="-0.6">
            <text:p>-0,6</text:p>
          </table:table-cell>
        </table:table-row>
        <table:table-row table:style-name="ro1">
          <table:table-cell/>
          <table:table-cell table:formula="oooc:=[.C9]/60" office:value-type="float" office:value="0.4">
            <text:p>0,4</text:p>
          </table:table-cell>
          <table:table-cell table:formula="oooc:=[.C8]+4" office:value-type="float" office:value="24">
            <text:p>24</text:p>
          </table:table-cell>
          <table:table-cell office:value-type="float" office:value="-49">
            <text:p>-49</text:p>
          </table:table-cell>
          <table:table-cell table:formula="oooc:=(10*[.D9])" office:value-type="float" office:value="-490">
            <text:p>-490</text:p>
          </table:table-cell>
          <table:table-cell table:formula="oooc:=[.E9]/1000" office:value-type="float" office:value="-0.49">
            <text:p>-0,49</text:p>
          </table:table-cell>
        </table:table-row>
        <table:table-row table:style-name="ro1">
          <table:table-cell/>
          <table:table-cell table:formula="oooc:=[.C10]/60" office:value-type="float" office:value="0.466666666666667">
            <text:p>0,47</text:p>
          </table:table-cell>
          <table:table-cell table:formula="oooc:=[.C9]+4" office:value-type="float" office:value="28">
            <text:p>28</text:p>
          </table:table-cell>
          <table:table-cell office:value-type="float" office:value="-32">
            <text:p>-32</text:p>
          </table:table-cell>
          <table:table-cell table:formula="oooc:=(10*[.D10])" office:value-type="float" office:value="-320">
            <text:p>-320</text:p>
          </table:table-cell>
          <table:table-cell table:formula="oooc:=[.E10]/1000" office:value-type="float" office:value="-0.32">
            <text:p>-0,32</text:p>
          </table:table-cell>
        </table:table-row>
        <table:table-row table:style-name="ro1">
          <table:table-cell/>
          <table:table-cell table:formula="oooc:=[.C11]/60" office:value-type="float" office:value="0.533333333333333">
            <text:p>0,53</text:p>
          </table:table-cell>
          <table:table-cell table:formula="oooc:=[.C10]+4" office:value-type="float" office:value="32">
            <text:p>32</text:p>
          </table:table-cell>
          <table:table-cell office:value-type="float" office:value="-33">
            <text:p>-33</text:p>
          </table:table-cell>
          <table:table-cell table:formula="oooc:=(10*[.D11])" office:value-type="float" office:value="-330">
            <text:p>-330</text:p>
          </table:table-cell>
          <table:table-cell table:formula="oooc:=[.E11]/1000" office:value-type="float" office:value="-0.33">
            <text:p>-0,33</text:p>
          </table:table-cell>
        </table:table-row>
        <table:table-row table:style-name="ro1">
          <table:table-cell/>
          <table:table-cell table:formula="oooc:=[.C12]/60" office:value-type="float" office:value="0.6">
            <text:p>0,6</text:p>
          </table:table-cell>
          <table:table-cell table:formula="oooc:=[.C11]+4" office:value-type="float" office:value="36">
            <text:p>36</text:p>
          </table:table-cell>
          <table:table-cell office:value-type="float" office:value="-18">
            <text:p>-18</text:p>
          </table:table-cell>
          <table:table-cell table:formula="oooc:=(10*[.D12])" office:value-type="float" office:value="-180">
            <text:p>-180</text:p>
          </table:table-cell>
          <table:table-cell table:formula="oooc:=[.E12]/1000" office:value-type="float" office:value="-0.18">
            <text:p>-0,18</text:p>
          </table:table-cell>
        </table:table-row>
        <table:table-row table:style-name="ro1">
          <table:table-cell/>
          <table:table-cell table:formula="oooc:=[.C13]/60" office:value-type="float" office:value="0.666666666666667">
            <text:p>0,67</text:p>
          </table:table-cell>
          <table:table-cell table:formula="oooc:=[.C12]+4" office:value-type="float" office:value="40">
            <text:p>40</text:p>
          </table:table-cell>
          <table:table-cell office:value-type="float" office:value="-1">
            <text:p>-1</text:p>
          </table:table-cell>
          <table:table-cell table:formula="oooc:=(10*[.D13])" office:value-type="float" office:value="-10">
            <text:p>-10</text:p>
          </table:table-cell>
          <table:table-cell table:formula="oooc:=[.E13]/1000" office:value-type="float" office:value="-0.01">
            <text:p>-0,01</text:p>
          </table:table-cell>
        </table:table-row>
        <table:table-row table:style-name="ro1">
          <table:table-cell/>
          <table:table-cell table:formula="oooc:=[.C14]/60" office:value-type="float" office:value="0.733333333333333">
            <text:p>0,73</text:p>
          </table:table-cell>
          <table:table-cell table:formula="oooc:=[.C13]+4" office:value-type="float" office:value="44">
            <text:p>44</text:p>
          </table:table-cell>
          <table:table-cell office:value-type="float" office:value="41">
            <text:p>41</text:p>
          </table:table-cell>
          <table:table-cell table:formula="oooc:=(10*[.D14])" office:value-type="float" office:value="410">
            <text:p>410</text:p>
          </table:table-cell>
          <table:table-cell table:formula="oooc:=[.E14]/1000" office:value-type="float" office:value="0.41">
            <text:p>0,41</text:p>
          </table:table-cell>
        </table:table-row>
        <table:table-row table:style-name="ro1">
          <table:table-cell/>
          <table:table-cell table:formula="oooc:=[.C15]/60" office:value-type="float" office:value="0.8">
            <text:p>0,8</text:p>
          </table:table-cell>
          <table:table-cell table:formula="oooc:=[.C14]+4" office:value-type="float" office:value="48">
            <text:p>48</text:p>
          </table:table-cell>
          <table:table-cell office:value-type="float" office:value="78">
            <text:p>78</text:p>
          </table:table-cell>
          <table:table-cell table:formula="oooc:=(10*[.D15])" office:value-type="float" office:value="780">
            <text:p>780</text:p>
          </table:table-cell>
          <table:table-cell table:formula="oooc:=[.E15]/1000" office:value-type="float" office:value="0.78">
            <text:p>0,78</text:p>
          </table:table-cell>
        </table:table-row>
        <table:table-row table:style-name="ro1">
          <table:table-cell/>
          <table:table-cell table:formula="oooc:=[.C16]/60" office:value-type="float" office:value="0.866666666666667">
            <text:p>0,87</text:p>
          </table:table-cell>
          <table:table-cell table:formula="oooc:=[.C15]+4" office:value-type="float" office:value="52">
            <text:p>52</text:p>
          </table:table-cell>
          <table:table-cell office:value-type="float" office:value="122">
            <text:p>122</text:p>
          </table:table-cell>
          <table:table-cell table:formula="oooc:=(10*[.D16])" office:value-type="float" office:value="1220">
            <text:p>1220</text:p>
          </table:table-cell>
          <table:table-cell table:formula="oooc:=[.E16]/1000" office:value-type="float" office:value="1.22">
            <text:p>1,22</text:p>
          </table:table-cell>
        </table:table-row>
        <table:table-row table:style-name="ro1">
          <table:table-cell/>
          <table:table-cell table:formula="oooc:=[.C17]/60" office:value-type="float" office:value="0.933333333333333">
            <text:p>0,93</text:p>
          </table:table-cell>
          <table:table-cell table:formula="oooc:=[.C16]+4" office:value-type="float" office:value="56">
            <text:p>56</text:p>
          </table:table-cell>
          <table:table-cell office:value-type="float" office:value="173">
            <text:p>173</text:p>
          </table:table-cell>
          <table:table-cell table:formula="oooc:=(10*[.D17])" office:value-type="float" office:value="1730">
            <text:p>1730</text:p>
          </table:table-cell>
          <table:table-cell table:formula="oooc:=[.E17]/1000" office:value-type="float" office:value="1.73">
            <text:p>1,73</text:p>
          </table:table-cell>
        </table:table-row>
        <table:table-row table:style-name="ro1">
          <table:table-cell/>
          <table:table-cell table:formula="oooc:=[.C18]/60" office:value-type="float" office:value="1">
            <text:p>1</text:p>
          </table:table-cell>
          <table:table-cell table:formula="oooc:=[.C17]+4" office:value-type="float" office:value="60">
            <text:p>60</text:p>
          </table:table-cell>
          <table:table-cell office:value-type="float" office:value="235">
            <text:p>235</text:p>
          </table:table-cell>
          <table:table-cell table:formula="oooc:=(10*[.D18])" office:value-type="float" office:value="2350">
            <text:p>2350</text:p>
          </table:table-cell>
          <table:table-cell table:formula="oooc:=[.E18]/1000" office:value-type="float" office:value="2.35">
            <text:p>2,35</text:p>
          </table:table-cell>
        </table:table-row>
        <table:table-row table:style-name="ro1">
          <table:table-cell/>
          <table:table-cell table:formula="oooc:=[.C19]/60" office:value-type="float" office:value="1.06666666666667">
            <text:p>1,07</text:p>
          </table:table-cell>
          <table:table-cell table:formula="oooc:=[.C18]+4" office:value-type="float" office:value="64">
            <text:p>64</text:p>
          </table:table-cell>
          <table:table-cell office:value-type="float" office:value="304">
            <text:p>304</text:p>
          </table:table-cell>
          <table:table-cell table:formula="oooc:=(10*[.D19])" office:value-type="float" office:value="3040">
            <text:p>3040</text:p>
          </table:table-cell>
          <table:table-cell table:formula="oooc:=[.E19]/1000" office:value-type="float" office:value="3.04">
            <text:p>3,04</text:p>
          </table:table-cell>
        </table:table-row>
        <table:table-row table:style-name="ro1">
          <table:table-cell/>
          <table:table-cell table:formula="oooc:=[.C20]/60" office:value-type="float" office:value="1.13333333333333">
            <text:p>1,13</text:p>
          </table:table-cell>
          <table:table-cell table:formula="oooc:=[.C19]+4" office:value-type="float" office:value="68">
            <text:p>68</text:p>
          </table:table-cell>
          <table:table-cell office:value-type="float" office:value="392">
            <text:p>392</text:p>
          </table:table-cell>
          <table:table-cell table:formula="oooc:=(10*[.D20])" office:value-type="float" office:value="3920">
            <text:p>3920</text:p>
          </table:table-cell>
          <table:table-cell table:formula="oooc:=[.E20]/1000" office:value-type="float" office:value="3.92">
            <text:p>3,92</text:p>
          </table:table-cell>
        </table:table-row>
        <table:table-row table:style-name="ro1">
          <table:table-cell/>
          <table:table-cell table:formula="oooc:=[.C21]/60" office:value-type="float" office:value="1.2">
            <text:p>1,2</text:p>
          </table:table-cell>
          <table:table-cell table:formula="oooc:=[.C20]+4" office:value-type="float" office:value="72">
            <text:p>72</text:p>
          </table:table-cell>
          <table:table-cell office:value-type="float" office:value="483">
            <text:p>483</text:p>
          </table:table-cell>
          <table:table-cell table:formula="oooc:=(10*[.D21])" office:value-type="float" office:value="4830">
            <text:p>4830</text:p>
          </table:table-cell>
          <table:table-cell table:formula="oooc:=[.E21]/1000" office:value-type="float" office:value="4.83">
            <text:p>4,83</text:p>
          </table:table-cell>
        </table:table-row>
        <table:table-row table:style-name="ro1">
          <table:table-cell/>
          <table:table-cell table:formula="oooc:=[.C22]/60" office:value-type="float" office:value="1.26666666666667">
            <text:p>1,27</text:p>
          </table:table-cell>
          <table:table-cell table:formula="oooc:=[.C21]+4" office:value-type="float" office:value="76">
            <text:p>76</text:p>
          </table:table-cell>
          <table:table-cell office:value-type="float" office:value="582">
            <text:p>582</text:p>
          </table:table-cell>
          <table:table-cell table:formula="oooc:=(10*[.D22])" office:value-type="float" office:value="5820">
            <text:p>5820</text:p>
          </table:table-cell>
          <table:table-cell table:formula="oooc:=[.E22]/1000" office:value-type="float" office:value="5.82">
            <text:p>5,82</text:p>
          </table:table-cell>
        </table:table-row>
        <table:table-row table:style-name="ro1">
          <table:table-cell/>
          <table:table-cell table:formula="oooc:=[.C23]/60" office:value-type="float" office:value="1.33333333333333">
            <text:p>1,33</text:p>
          </table:table-cell>
          <table:table-cell table:formula="oooc:=[.C22]+4" office:value-type="float" office:value="80">
            <text:p>80</text:p>
          </table:table-cell>
          <table:table-cell office:value-type="float" office:value="674">
            <text:p>674</text:p>
          </table:table-cell>
          <table:table-cell table:formula="oooc:=(10*[.D23])" office:value-type="float" office:value="6740">
            <text:p>6740</text:p>
          </table:table-cell>
          <table:table-cell table:formula="oooc:=[.E23]/1000" office:value-type="float" office:value="6.74">
            <text:p>6,74</text:p>
          </table:table-cell>
        </table:table-row>
        <table:table-row table:style-name="ro1">
          <table:table-cell/>
          <table:table-cell table:formula="oooc:=[.C24]/60" office:value-type="float" office:value="1.4">
            <text:p>1,4</text:p>
          </table:table-cell>
          <table:table-cell table:formula="oooc:=[.C23]+4" office:value-type="float" office:value="84">
            <text:p>84</text:p>
          </table:table-cell>
          <table:table-cell office:value-type="float" office:value="759">
            <text:p>759</text:p>
          </table:table-cell>
          <table:table-cell table:formula="oooc:=(10*[.D24])" office:value-type="float" office:value="7590">
            <text:p>7590</text:p>
          </table:table-cell>
          <table:table-cell table:formula="oooc:=[.E24]/1000" office:value-type="float" office:value="7.59">
            <text:p>7,59</text:p>
          </table:table-cell>
        </table:table-row>
        <table:table-row table:style-name="ro1">
          <table:table-cell/>
          <table:table-cell table:formula="oooc:=[.C25]/60" office:value-type="float" office:value="1.46666666666667">
            <text:p>1,47</text:p>
          </table:table-cell>
          <table:table-cell table:formula="oooc:=[.C24]+4" office:value-type="float" office:value="88">
            <text:p>88</text:p>
          </table:table-cell>
          <table:table-cell office:value-type="float" office:value="840">
            <text:p>840</text:p>
          </table:table-cell>
          <table:table-cell table:formula="oooc:=(10*[.D25])" office:value-type="float" office:value="8400">
            <text:p>8400</text:p>
          </table:table-cell>
          <table:table-cell table:formula="oooc:=[.E25]/1000" office:value-type="float" office:value="8.4">
            <text:p>8,4</text:p>
          </table:table-cell>
        </table:table-row>
        <table:table-row table:style-name="ro1">
          <table:table-cell/>
          <table:table-cell table:formula="oooc:=[.C26]/60" office:value-type="float" office:value="1.53333333333333">
            <text:p>1,53</text:p>
          </table:table-cell>
          <table:table-cell table:formula="oooc:=[.C25]+4" office:value-type="float" office:value="92">
            <text:p>92</text:p>
          </table:table-cell>
          <table:table-cell office:value-type="float" office:value="927">
            <text:p>927</text:p>
          </table:table-cell>
          <table:table-cell table:formula="oooc:=(10*[.D26])" office:value-type="float" office:value="9270">
            <text:p>9270</text:p>
          </table:table-cell>
          <table:table-cell table:formula="oooc:=[.E26]/1000" office:value-type="float" office:value="9.27">
            <text:p>9,27</text:p>
          </table:table-cell>
        </table:table-row>
        <table:table-row table:style-name="ro1">
          <table:table-cell/>
          <table:table-cell table:formula="oooc:=[.C27]/60" office:value-type="float" office:value="1.6">
            <text:p>1,6</text:p>
          </table:table-cell>
          <table:table-cell table:formula="oooc:=[.C26]+4" office:value-type="float" office:value="96">
            <text:p>96</text:p>
          </table:table-cell>
          <table:table-cell office:value-type="float" office:value="1027">
            <text:p>1027</text:p>
          </table:table-cell>
          <table:table-cell table:formula="oooc:=(10*[.D27])" office:value-type="float" office:value="10270">
            <text:p>10270</text:p>
          </table:table-cell>
          <table:table-cell table:formula="oooc:=[.E27]/1000" office:value-type="float" office:value="10.27">
            <text:p>10,27</text:p>
          </table:table-cell>
        </table:table-row>
        <table:table-row table:style-name="ro1">
          <table:table-cell/>
          <table:table-cell table:formula="oooc:=[.C28]/60" office:value-type="float" office:value="1.66666666666667">
            <text:p>1,67</text:p>
          </table:table-cell>
          <table:table-cell table:formula="oooc:=[.C27]+4" office:value-type="float" office:value="100">
            <text:p>100</text:p>
          </table:table-cell>
          <table:table-cell office:value-type="float" office:value="1091">
            <text:p>1091</text:p>
          </table:table-cell>
          <table:table-cell table:formula="oooc:=(10*[.D28])" office:value-type="float" office:value="10910">
            <text:p>10910</text:p>
          </table:table-cell>
          <table:table-cell table:formula="oooc:=[.E28]/1000" office:value-type="float" office:value="10.91">
            <text:p>10,91</text:p>
          </table:table-cell>
        </table:table-row>
        <table:table-row table:style-name="ro1">
          <table:table-cell/>
          <table:table-cell table:formula="oooc:=[.C29]/60" office:value-type="float" office:value="1.73333333333333">
            <text:p>1,73</text:p>
          </table:table-cell>
          <table:table-cell table:formula="oooc:=[.C28]+4" office:value-type="float" office:value="104">
            <text:p>104</text:p>
          </table:table-cell>
          <table:table-cell office:value-type="float" office:value="1155">
            <text:p>1155</text:p>
          </table:table-cell>
          <table:table-cell table:formula="oooc:=(10*[.D29])" office:value-type="float" office:value="11550">
            <text:p>11550</text:p>
          </table:table-cell>
          <table:table-cell table:formula="oooc:=[.E29]/1000" office:value-type="float" office:value="11.55">
            <text:p>11,55</text:p>
          </table:table-cell>
        </table:table-row>
        <table:table-row table:style-name="ro1">
          <table:table-cell/>
          <table:table-cell table:formula="oooc:=[.C30]/60" office:value-type="float" office:value="1.8">
            <text:p>1,8</text:p>
          </table:table-cell>
          <table:table-cell table:formula="oooc:=[.C29]+4" office:value-type="float" office:value="108">
            <text:p>108</text:p>
          </table:table-cell>
          <table:table-cell office:value-type="float" office:value="1226">
            <text:p>1226</text:p>
          </table:table-cell>
          <table:table-cell table:formula="oooc:=(10*[.D30])" office:value-type="float" office:value="12260">
            <text:p>12260</text:p>
          </table:table-cell>
          <table:table-cell table:formula="oooc:=[.E30]/1000" office:value-type="float" office:value="12.26">
            <text:p>12,26</text:p>
          </table:table-cell>
        </table:table-row>
        <table:table-row table:style-name="ro1">
          <table:table-cell/>
          <table:table-cell table:formula="oooc:=[.C31]/60" office:value-type="float" office:value="1.86666666666667">
            <text:p>1,87</text:p>
          </table:table-cell>
          <table:table-cell table:formula="oooc:=[.C30]+4" office:value-type="float" office:value="112">
            <text:p>112</text:p>
          </table:table-cell>
          <table:table-cell office:value-type="float" office:value="1293">
            <text:p>1293</text:p>
          </table:table-cell>
          <table:table-cell table:formula="oooc:=(10*[.D31])" office:value-type="float" office:value="12930">
            <text:p>12930</text:p>
          </table:table-cell>
          <table:table-cell table:formula="oooc:=[.E31]/1000" office:value-type="float" office:value="12.93">
            <text:p>12,93</text:p>
          </table:table-cell>
        </table:table-row>
        <table:table-row table:style-name="ro1">
          <table:table-cell/>
          <table:table-cell table:formula="oooc:=[.C32]/60" office:value-type="float" office:value="1.93333333333333">
            <text:p>1,93</text:p>
          </table:table-cell>
          <table:table-cell table:formula="oooc:=[.C31]+4" office:value-type="float" office:value="116">
            <text:p>116</text:p>
          </table:table-cell>
          <table:table-cell office:value-type="float" office:value="1373">
            <text:p>1373</text:p>
          </table:table-cell>
          <table:table-cell table:formula="oooc:=(10*[.D32])" office:value-type="float" office:value="13730">
            <text:p>13730</text:p>
          </table:table-cell>
          <table:table-cell table:formula="oooc:=[.E32]/1000" office:value-type="float" office:value="13.73">
            <text:p>13,73</text:p>
          </table:table-cell>
        </table:table-row>
        <table:table-row table:style-name="ro1">
          <table:table-cell/>
          <table:table-cell table:formula="oooc:=[.C33]/60" office:value-type="float" office:value="2">
            <text:p>2</text:p>
          </table:table-cell>
          <table:table-cell table:formula="oooc:=[.C32]+4" office:value-type="float" office:value="120">
            <text:p>120</text:p>
          </table:table-cell>
          <table:table-cell office:value-type="float" office:value="1437">
            <text:p>1437</text:p>
          </table:table-cell>
          <table:table-cell table:formula="oooc:=(10*[.D33])" office:value-type="float" office:value="14370">
            <text:p>14370</text:p>
          </table:table-cell>
          <table:table-cell table:formula="oooc:=[.E33]/1000" office:value-type="float" office:value="14.37">
            <text:p>14,37</text:p>
          </table:table-cell>
        </table:table-row>
        <table:table-row table:style-name="ro1">
          <table:table-cell/>
          <table:table-cell table:formula="oooc:=[.C34]/60" office:value-type="float" office:value="2.06666666666667">
            <text:p>2,07</text:p>
          </table:table-cell>
          <table:table-cell table:formula="oooc:=[.C33]+4" office:value-type="float" office:value="124">
            <text:p>124</text:p>
          </table:table-cell>
          <table:table-cell office:value-type="float" office:value="1526">
            <text:p>1526</text:p>
          </table:table-cell>
          <table:table-cell table:formula="oooc:=(10*[.D34])" office:value-type="float" office:value="15260">
            <text:p>15260</text:p>
          </table:table-cell>
          <table:table-cell table:formula="oooc:=[.E34]/1000" office:value-type="float" office:value="15.26">
            <text:p>15,26</text:p>
          </table:table-cell>
        </table:table-row>
        <table:table-row table:style-name="ro1">
          <table:table-cell/>
          <table:table-cell table:formula="oooc:=[.C35]/60" office:value-type="float" office:value="2.13333333333333">
            <text:p>2,13</text:p>
          </table:table-cell>
          <table:table-cell table:formula="oooc:=[.C34]+4" office:value-type="float" office:value="128">
            <text:p>128</text:p>
          </table:table-cell>
          <table:table-cell office:value-type="float" office:value="1606">
            <text:p>1606</text:p>
          </table:table-cell>
          <table:table-cell table:formula="oooc:=(10*[.D35])" office:value-type="float" office:value="16060">
            <text:p>16060</text:p>
          </table:table-cell>
          <table:table-cell table:formula="oooc:=[.E35]/1000" office:value-type="float" office:value="16.06">
            <text:p>16,06</text:p>
          </table:table-cell>
        </table:table-row>
        <table:table-row table:style-name="ro1">
          <table:table-cell/>
          <table:table-cell table:formula="oooc:=[.C36]/60" office:value-type="float" office:value="2.2">
            <text:p>2,2</text:p>
          </table:table-cell>
          <table:table-cell table:formula="oooc:=[.C35]+4" office:value-type="float" office:value="132">
            <text:p>132</text:p>
          </table:table-cell>
          <table:table-cell office:value-type="float" office:value="1694">
            <text:p>1694</text:p>
          </table:table-cell>
          <table:table-cell table:formula="oooc:=(10*[.D36])" office:value-type="float" office:value="16940">
            <text:p>16940</text:p>
          </table:table-cell>
          <table:table-cell table:formula="oooc:=[.E36]/1000" office:value-type="float" office:value="16.94">
            <text:p>16,94</text:p>
          </table:table-cell>
        </table:table-row>
        <table:table-row table:style-name="ro1">
          <table:table-cell/>
          <table:table-cell table:formula="oooc:=[.C37]/60" office:value-type="float" office:value="2.26666666666667">
            <text:p>2,27</text:p>
          </table:table-cell>
          <table:table-cell table:formula="oooc:=[.C36]+4" office:value-type="float" office:value="136">
            <text:p>136</text:p>
          </table:table-cell>
          <table:table-cell office:value-type="float" office:value="1788">
            <text:p>1788</text:p>
          </table:table-cell>
          <table:table-cell table:formula="oooc:=(10*[.D37])" office:value-type="float" office:value="17880">
            <text:p>17880</text:p>
          </table:table-cell>
          <table:table-cell table:formula="oooc:=[.E37]/1000" office:value-type="float" office:value="17.88">
            <text:p>17,88</text:p>
          </table:table-cell>
        </table:table-row>
        <table:table-row table:style-name="ro1">
          <table:table-cell/>
          <table:table-cell table:formula="oooc:=[.C38]/60" office:value-type="float" office:value="2.33333333333333">
            <text:p>2,33</text:p>
          </table:table-cell>
          <table:table-cell table:formula="oooc:=[.C37]+4" office:value-type="float" office:value="140">
            <text:p>140</text:p>
          </table:table-cell>
          <table:table-cell office:value-type="float" office:value="1857">
            <text:p>1857</text:p>
          </table:table-cell>
          <table:table-cell table:formula="oooc:=(10*[.D38])" office:value-type="float" office:value="18570">
            <text:p>18570</text:p>
          </table:table-cell>
          <table:table-cell table:formula="oooc:=[.E38]/1000" office:value-type="float" office:value="18.57">
            <text:p>18,57</text:p>
          </table:table-cell>
        </table:table-row>
        <table:table-row table:style-name="ro1">
          <table:table-cell/>
          <table:table-cell table:formula="oooc:=[.C39]/60" office:value-type="float" office:value="2.4">
            <text:p>2,4</text:p>
          </table:table-cell>
          <table:table-cell table:formula="oooc:=[.C38]+4" office:value-type="float" office:value="144">
            <text:p>144</text:p>
          </table:table-cell>
          <table:table-cell office:value-type="float" office:value="1914">
            <text:p>1914</text:p>
          </table:table-cell>
          <table:table-cell table:formula="oooc:=(10*[.D39])" office:value-type="float" office:value="19140">
            <text:p>19140</text:p>
          </table:table-cell>
          <table:table-cell table:formula="oooc:=[.E39]/1000" office:value-type="float" office:value="19.14">
            <text:p>19,14</text:p>
          </table:table-cell>
        </table:table-row>
        <table:table-row table:style-name="ro1">
          <table:table-cell/>
          <table:table-cell table:formula="oooc:=[.C40]/60" office:value-type="float" office:value="2.46666666666667">
            <text:p>2,47</text:p>
          </table:table-cell>
          <table:table-cell table:formula="oooc:=[.C39]+4" office:value-type="float" office:value="148">
            <text:p>148</text:p>
          </table:table-cell>
          <table:table-cell office:value-type="float" office:value="1992">
            <text:p>1992</text:p>
          </table:table-cell>
          <table:table-cell table:formula="oooc:=(10*[.D40])" office:value-type="float" office:value="19920">
            <text:p>19920</text:p>
          </table:table-cell>
          <table:table-cell table:formula="oooc:=[.E40]/1000" office:value-type="float" office:value="19.92">
            <text:p>19,92</text:p>
          </table:table-cell>
        </table:table-row>
        <table:table-row table:style-name="ro1">
          <table:table-cell/>
          <table:table-cell table:formula="oooc:=[.C41]/60" office:value-type="float" office:value="2.53333333333333">
            <text:p>2,53</text:p>
          </table:table-cell>
          <table:table-cell table:formula="oooc:=[.C40]+4" office:value-type="float" office:value="152">
            <text:p>152</text:p>
          </table:table-cell>
          <table:table-cell office:value-type="float" office:value="2091">
            <text:p>2091</text:p>
          </table:table-cell>
          <table:table-cell table:formula="oooc:=(10*[.D41])" office:value-type="float" office:value="20910">
            <text:p>20910</text:p>
          </table:table-cell>
          <table:table-cell table:formula="oooc:=[.E41]/1000" office:value-type="float" office:value="20.91">
            <text:p>20,91</text:p>
          </table:table-cell>
        </table:table-row>
        <table:table-row table:style-name="ro1">
          <table:table-cell/>
          <table:table-cell table:formula="oooc:=[.C42]/60" office:value-type="float" office:value="2.6">
            <text:p>2,6</text:p>
          </table:table-cell>
          <table:table-cell table:formula="oooc:=[.C41]+4" office:value-type="float" office:value="156">
            <text:p>156</text:p>
          </table:table-cell>
          <table:table-cell office:value-type="float" office:value="2195">
            <text:p>2195</text:p>
          </table:table-cell>
          <table:table-cell table:formula="oooc:=(10*[.D42])" office:value-type="float" office:value="21950">
            <text:p>21950</text:p>
          </table:table-cell>
          <table:table-cell table:formula="oooc:=[.E42]/1000" office:value-type="float" office:value="21.95">
            <text:p>21,95</text:p>
          </table:table-cell>
        </table:table-row>
        <table:table-row table:style-name="ro1">
          <table:table-cell/>
          <table:table-cell table:formula="oooc:=[.C43]/60" office:value-type="float" office:value="2.66666666666667">
            <text:p>2,67</text:p>
          </table:table-cell>
          <table:table-cell table:formula="oooc:=[.C42]+4" office:value-type="float" office:value="160">
            <text:p>160</text:p>
          </table:table-cell>
          <table:table-cell office:value-type="float" office:value="2301">
            <text:p>2301</text:p>
          </table:table-cell>
          <table:table-cell table:formula="oooc:=(10*[.D43])" office:value-type="float" office:value="23010">
            <text:p>23010</text:p>
          </table:table-cell>
          <table:table-cell table:formula="oooc:=[.E43]/1000" office:value-type="float" office:value="23.01">
            <text:p>23,01</text:p>
          </table:table-cell>
        </table:table-row>
        <table:table-row table:style-name="ro1">
          <table:table-cell/>
          <table:table-cell table:formula="oooc:=[.C44]/60" office:value-type="float" office:value="2.73333333333333">
            <text:p>2,73</text:p>
          </table:table-cell>
          <table:table-cell table:formula="oooc:=[.C43]+4" office:value-type="float" office:value="164">
            <text:p>164</text:p>
          </table:table-cell>
          <table:table-cell office:value-type="float" office:value="2417">
            <text:p>2417</text:p>
          </table:table-cell>
          <table:table-cell table:formula="oooc:=(10*[.D44])" office:value-type="float" office:value="24170">
            <text:p>24170</text:p>
          </table:table-cell>
          <table:table-cell table:formula="oooc:=[.E44]/1000" office:value-type="float" office:value="24.17">
            <text:p>24,17</text:p>
          </table:table-cell>
        </table:table-row>
        <table:table-row table:style-name="ro1">
          <table:table-cell/>
          <table:table-cell table:formula="oooc:=[.C45]/60" office:value-type="float" office:value="2.8">
            <text:p>2,8</text:p>
          </table:table-cell>
          <table:table-cell table:formula="oooc:=[.C44]+4" office:value-type="float" office:value="168">
            <text:p>168</text:p>
          </table:table-cell>
          <table:table-cell office:value-type="float" office:value="2521">
            <text:p>2521</text:p>
          </table:table-cell>
          <table:table-cell table:formula="oooc:=(10*[.D45])" office:value-type="float" office:value="25210">
            <text:p>25210</text:p>
          </table:table-cell>
          <table:table-cell table:formula="oooc:=[.E45]/1000" office:value-type="float" office:value="25.21">
            <text:p>25,21</text:p>
          </table:table-cell>
        </table:table-row>
        <table:table-row table:style-name="ro1">
          <table:table-cell/>
          <table:table-cell table:formula="oooc:=[.C46]/60" office:value-type="float" office:value="2.86666666666667">
            <text:p>2,87</text:p>
          </table:table-cell>
          <table:table-cell table:formula="oooc:=[.C45]+4" office:value-type="float" office:value="172">
            <text:p>172</text:p>
          </table:table-cell>
          <table:table-cell office:value-type="float" office:value="2631">
            <text:p>2631</text:p>
          </table:table-cell>
          <table:table-cell table:formula="oooc:=(10*[.D46])" office:value-type="float" office:value="26310">
            <text:p>26310</text:p>
          </table:table-cell>
          <table:table-cell table:formula="oooc:=[.E46]/1000" office:value-type="float" office:value="26.31">
            <text:p>26,31</text:p>
          </table:table-cell>
        </table:table-row>
        <table:table-row table:style-name="ro1">
          <table:table-cell/>
          <table:table-cell table:formula="oooc:=[.C47]/60" office:value-type="float" office:value="2.93333333333333">
            <text:p>2,93</text:p>
          </table:table-cell>
          <table:table-cell table:formula="oooc:=[.C46]+4" office:value-type="float" office:value="176">
            <text:p>176</text:p>
          </table:table-cell>
          <table:table-cell office:value-type="float" office:value="2757">
            <text:p>2757</text:p>
          </table:table-cell>
          <table:table-cell table:formula="oooc:=(10*[.D47])" office:value-type="float" office:value="27570">
            <text:p>27570</text:p>
          </table:table-cell>
          <table:table-cell table:formula="oooc:=[.E47]/1000" office:value-type="float" office:value="27.57">
            <text:p>27,57</text:p>
          </table:table-cell>
        </table:table-row>
        <table:table-row table:style-name="ro1">
          <table:table-cell/>
          <table:table-cell table:formula="oooc:=[.C48]/60" office:value-type="float" office:value="3">
            <text:p>3</text:p>
          </table:table-cell>
          <table:table-cell table:formula="oooc:=[.C47]+4" office:value-type="float" office:value="180">
            <text:p>180</text:p>
          </table:table-cell>
          <table:table-cell office:value-type="float" office:value="2897">
            <text:p>2897</text:p>
          </table:table-cell>
          <table:table-cell table:formula="oooc:=(10*[.D48])" office:value-type="float" office:value="28970">
            <text:p>28970</text:p>
          </table:table-cell>
          <table:table-cell table:formula="oooc:=[.E48]/1000" office:value-type="float" office:value="28.97">
            <text:p>28,97</text:p>
          </table:table-cell>
        </table:table-row>
        <table:table-row table:style-name="ro1">
          <table:table-cell/>
          <table:table-cell table:formula="oooc:=[.C49]/60" office:value-type="float" office:value="3.06666666666667">
            <text:p>3,07</text:p>
          </table:table-cell>
          <table:table-cell table:formula="oooc:=[.C48]+4" office:value-type="float" office:value="184">
            <text:p>184</text:p>
          </table:table-cell>
          <table:table-cell office:value-type="float" office:value="3026">
            <text:p>3026</text:p>
          </table:table-cell>
          <table:table-cell table:formula="oooc:=(10*[.D49])" office:value-type="float" office:value="30260">
            <text:p>30260</text:p>
          </table:table-cell>
          <table:table-cell table:formula="oooc:=[.E49]/1000" office:value-type="float" office:value="30.26">
            <text:p>30,26</text:p>
          </table:table-cell>
        </table:table-row>
        <table:table-row table:style-name="ro1">
          <table:table-cell/>
          <table:table-cell table:formula="oooc:=[.C50]/60" office:value-type="float" office:value="3.13333333333333">
            <text:p>3,13</text:p>
          </table:table-cell>
          <table:table-cell table:formula="oooc:=[.C49]+4" office:value-type="float" office:value="188">
            <text:p>188</text:p>
          </table:table-cell>
          <table:table-cell office:value-type="float" office:value="3171">
            <text:p>3171</text:p>
          </table:table-cell>
          <table:table-cell table:formula="oooc:=(10*[.D50])" office:value-type="float" office:value="31710">
            <text:p>31710</text:p>
          </table:table-cell>
          <table:table-cell table:formula="oooc:=[.E50]/1000" office:value-type="float" office:value="31.71">
            <text:p>31,71</text:p>
          </table:table-cell>
        </table:table-row>
        <table:table-row table:style-name="ro1">
          <table:table-cell/>
          <table:table-cell table:formula="oooc:=[.C51]/60" office:value-type="float" office:value="3.2">
            <text:p>3,2</text:p>
          </table:table-cell>
          <table:table-cell table:formula="oooc:=[.C50]+4" office:value-type="float" office:value="192">
            <text:p>192</text:p>
          </table:table-cell>
          <table:table-cell office:value-type="float" office:value="3305">
            <text:p>3305</text:p>
          </table:table-cell>
          <table:table-cell table:formula="oooc:=(10*[.D51])" office:value-type="float" office:value="33050">
            <text:p>33050</text:p>
          </table:table-cell>
          <table:table-cell table:formula="oooc:=[.E51]/1000" office:value-type="float" office:value="33.05">
            <text:p>33,05</text:p>
          </table:table-cell>
        </table:table-row>
        <table:table-row table:style-name="ro1">
          <table:table-cell/>
          <table:table-cell table:formula="oooc:=[.C52]/60" office:value-type="float" office:value="3.26666666666667">
            <text:p>3,27</text:p>
          </table:table-cell>
          <table:table-cell table:formula="oooc:=[.C51]+4" office:value-type="float" office:value="196">
            <text:p>196</text:p>
          </table:table-cell>
          <table:table-cell office:value-type="float" office:value="3444">
            <text:p>3444</text:p>
          </table:table-cell>
          <table:table-cell table:formula="oooc:=(10*[.D52])" office:value-type="float" office:value="34440">
            <text:p>34440</text:p>
          </table:table-cell>
          <table:table-cell table:formula="oooc:=[.E52]/1000" office:value-type="float" office:value="34.44">
            <text:p>34,4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29">29-08-2007</text:date>, <text:time>14:4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jens hansen</meta:initial-creator>
    <meta:creation-date>2007-08-29T13:11:46</meta:creation-date>
    <dc:creator>jens hansen</dc:creator>
    <dc:date>2007-08-29T14:42:56</dc:date>
    <dc:language>da-DK</dc:language>
    <meta:editing-cycles>3</meta:editing-cycles>
    <meta:editing-duration>PT1H1M14S</meta:editing-duration>
    <meta:user-defined meta:name="Info 1"/>
    <meta:user-defined meta:name="Info 2"/>
    <meta:user-defined meta:name="Info 3"/>
    <meta:user-defined meta:name="Info 4"/>
    <meta:document-statistic meta:table-count="3" meta:cell-count="255"/>
  </office:meta>
</office:document-meta>
</file>